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59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01-Introduction.md</text:p>
          </table:table-cell>
          <table:table-cell table:formula="of:=LEFT([.A1];2)" office:value-type="string" office:string-value="01" calcext:value-type="string">
            <text:p>01</text:p>
          </table:table-cell>
          <table:table-cell table:formula="of:=COM.MICROSOFT.CONCAT(&quot;pandoc .\&quot;;[.A1];&quot; -o .\latex_docu\&quot;;[.B1];&quot;\doc.tex&quot;)" office:value-type="string" office:string-value="pandoc .\01-Introduction.md -o .\latex_docu\01\doc.tex" calcext:value-type="string">
            <text:p>pandoc .\01-Introduction.md -o .\latex_docu\01\doc.tex</text:p>
          </table:table-cell>
        </table:table-row>
        <table:table-row table:style-name="ro1">
          <table:table-cell office:value-type="string" calcext:value-type="string">
            <text:p>02-Competitor-Analysis.md</text:p>
          </table:table-cell>
          <table:table-cell table:formula="of:=LEFT([.A2];2)" office:value-type="string" office:string-value="02" calcext:value-type="string">
            <text:p>02</text:p>
          </table:table-cell>
          <table:table-cell table:formula="of:=COM.MICROSOFT.CONCAT(&quot;pandoc .\&quot;;[.A2];&quot; -o .\latex_docu\&quot;;[.B2];&quot;\doc.tex&quot;)" office:value-type="string" office:string-value="pandoc .\02-Competitor-Analysis.md -o .\latex_docu\02\doc.tex" calcext:value-type="string">
            <text:p>pandoc .\02-Competitor-Analysis.md -o .\latex_docu\02\doc.tex</text:p>
          </table:table-cell>
        </table:table-row>
        <table:table-row table:style-name="ro1">
          <table:table-cell office:value-type="string" calcext:value-type="string">
            <text:p>03-Architecture.md</text:p>
          </table:table-cell>
          <table:table-cell table:formula="of:=LEFT([.A3];2)" office:value-type="string" office:string-value="03" calcext:value-type="string">
            <text:p>03</text:p>
          </table:table-cell>
          <table:table-cell table:formula="of:=COM.MICROSOFT.CONCAT(&quot;pandoc .\&quot;;[.A3];&quot; -o .\latex_docu\&quot;;[.B3];&quot;\doc.tex&quot;)" office:value-type="string" office:string-value="pandoc .\03-Architecture.md -o .\latex_docu\03\doc.tex" calcext:value-type="string">
            <text:p>pandoc .\03-Architecture.md -o .\latex_docu\03\doc.tex</text:p>
          </table:table-cell>
        </table:table-row>
        <table:table-row table:style-name="ro1">
          <table:table-cell office:value-type="string" calcext:value-type="string">
            <text:p>05-Data-Import-Framework.md</text:p>
          </table:table-cell>
          <table:table-cell table:formula="of:=LEFT([.A4];2)" office:value-type="string" office:string-value="05" calcext:value-type="string">
            <text:p>05</text:p>
          </table:table-cell>
          <table:table-cell table:formula="of:=COM.MICROSOFT.CONCAT(&quot;pandoc .\&quot;;[.A4];&quot; -o .\latex_docu\&quot;;[.B4];&quot;\doc.tex&quot;)" office:value-type="string" office:string-value="pandoc .\05-Data-Import-Framework.md -o .\latex_docu\05\doc.tex" calcext:value-type="string">
            <text:p>pandoc .\05-Data-Import-Framework.md -o .\latex_docu\05\doc.tex</text:p>
          </table:table-cell>
        </table:table-row>
        <table:table-row table:style-name="ro1">
          <table:table-cell office:value-type="string" calcext:value-type="string">
            <text:p>06-Consumer.md</text:p>
          </table:table-cell>
          <table:table-cell table:formula="of:=LEFT([.A5];2)" office:value-type="string" office:string-value="06" calcext:value-type="string">
            <text:p>06</text:p>
          </table:table-cell>
          <table:table-cell table:formula="of:=COM.MICROSOFT.CONCAT(&quot;pandoc .\&quot;;[.A5];&quot; -o .\latex_docu\&quot;;[.B5];&quot;\doc.tex&quot;)" office:value-type="string" office:string-value="pandoc .\06-Consumer.md -o .\latex_docu\06\doc.tex" calcext:value-type="string">
            <text:p>pandoc .\06-Consumer.md -o .\latex_docu\06\doc.tex</text:p>
          </table:table-cell>
        </table:table-row>
        <table:table-row table:style-name="ro1">
          <table:table-cell office:value-type="string" calcext:value-type="string">
            <text:p>07-Database.md</text:p>
          </table:table-cell>
          <table:table-cell table:formula="of:=LEFT([.A6];2)" office:value-type="string" office:string-value="07" calcext:value-type="string">
            <text:p>07</text:p>
          </table:table-cell>
          <table:table-cell table:formula="of:=COM.MICROSOFT.CONCAT(&quot;pandoc .\&quot;;[.A6];&quot; -o .\latex_docu\&quot;;[.B6];&quot;\doc.tex&quot;)" office:value-type="string" office:string-value="pandoc .\07-Database.md -o .\latex_docu\07\doc.tex" calcext:value-type="string">
            <text:p>pandoc .\07-Database.md -o .\latex_docu\07\doc.tex</text:p>
          </table:table-cell>
        </table:table-row>
        <table:table-row table:style-name="ro1">
          <table:table-cell office:value-type="string" calcext:value-type="string">
            <text:p>08-web-management-platform.md</text:p>
          </table:table-cell>
          <table:table-cell table:formula="of:=LEFT([.A7];2)" office:value-type="string" office:string-value="08" calcext:value-type="string">
            <text:p>08</text:p>
          </table:table-cell>
          <table:table-cell table:formula="of:=COM.MICROSOFT.CONCAT(&quot;pandoc .\&quot;;[.A7];&quot; -o .\latex_docu\&quot;;[.B7];&quot;\doc.tex&quot;)" office:value-type="string" office:string-value="pandoc .\08-web-management-platform.md -o .\latex_docu\08\doc.tex" calcext:value-type="string">
            <text:p>pandoc .\08-web-management-platform.md -o .\latex_docu\08\doc.tex</text:p>
          </table:table-cell>
        </table:table-row>
        <table:table-row table:style-name="ro1">
          <table:table-cell office:value-type="string" calcext:value-type="string">
            <text:p>12-Conclusions.md</text:p>
          </table:table-cell>
          <table:table-cell table:formula="of:=LEFT([.A8];2)" office:value-type="string" office:string-value="12" calcext:value-type="string">
            <text:p>12</text:p>
          </table:table-cell>
          <table:table-cell table:formula="of:=COM.MICROSOFT.CONCAT(&quot;pandoc .\&quot;;[.A8];&quot; -o .\latex_docu\&quot;;[.B8];&quot;\doc.tex&quot;)" office:value-type="string" office:string-value="pandoc .\12-Conclusions.md -o .\latex_docu\12\doc.tex" calcext:value-type="string">
            <text:p>pandoc .\12-Conclusions.md -o .\latex_docu\12\doc.tex</text:p>
          </table:table-cell>
        </table:table-row>
        <table:table-row table:style-name="ro1">
          <table:table-cell office:value-type="string" calcext:value-type="string">
            <text:p>Data-Importers.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-Sourcing.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ry.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x_do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ion.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ME.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-Work.m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9:52:30.102004114</dc:date>
    <meta:editing-duration>PT24M32S</meta:editing-duration>
    <meta:editing-cycles>1</meta:editing-cycles>
    <meta:document-statistic meta:table-count="1" meta:cell-count="33" meta:object-count="0"/>
    <meta:generator>LibreOffice/5.2.2.2$Linux_X86_64 LibreOffice_project/20m0$Build-2</meta:generator>
  </office:meta>
</office:document-meta>
</file>